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 1" draw:style-name="dp1" draw:master-page-name="Обычный">
        <draw:custom-shape draw:style-name="gr1" draw:text-style-name="P1" draw:id="id13" draw:layer="layout" svg:width="4cm" svg:height="4cm" svg:x="27.5cm" svg:y="51.5cm">
          <text:p text:style-name="P1">Rend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cm" svg:height="4cm" svg:x="18cm" svg:y="41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4cm" svg:x="13.5cm" svg:y="47cm">
          <text:p text:style-name="P1">GL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4cm" svg:height="4cm" svg:x="19.5cm" svg:y="34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4cm" svg:height="4cm" svg:x="24.5cm" svg:y="42.5cm">
          <text:p text:style-name="P1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4cm" svg:height="4cm" svg:x="39.5cm" svg:y="35.5cm">
          <text:p text:style-name="P1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4cm" svg:height="4cm" svg:x="44cm" svg:y="48cm">
          <text:p text:style-name="P1">Phi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4cm" svg:x="13cm" svg:y="26.5cm">
          <text:p text:style-name="P1">OS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4cm" svg:x="25cm" svg:y="24cm">
          <text:p text:style-name="P1">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4cm" svg:height="4cm" svg:x="26cm" svg:y="36cm">
          <text:p text:style-name="P1">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4cm" svg:height="4cm" svg:x="32.5cm" svg:y="34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4cm" svg:x="20.5cm" svg:y="29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4cm" svg:height="4cm" svg:x="49.5cm" svg:y="35cm">
          <text:p text:style-name="P1">Scrip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4cm" svg:x="20.5cm" svg:y="19.5cm">
          <text:p text:style-name="P1">Network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4cm" svg:x="27cm" svg:y="57.5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4cm" svg:x="31.5cm" svg:y="25.5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4cm" svg:height="4cm" svg:x="45.5cm" svg:y="27cm">
          <text:p text:style-name="P1">A.I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4cm" svg:height="4cm" svg:x="45cm" svg:y="42.5cm">
          <text:p text:style-name="P1">An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4cm" svg:x="33cm" svg:y="20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4cm" svg:height="4cm" svg:x="30.5cm" svg:y="44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14cm" svg:y1="29.914cm" svg:x2="20.084cm" svg:y2="35.084cm" draw:start-shape="id1" draw:start-glue-point="9" draw:end-shape="id2" draw:end-glue-point="5" svg:d="m16414 29914 3670 5170">
          <text:p/>
        </draw:connector>
        <draw:connector draw:style-name="gr2" draw:text-style-name="P1" draw:layer="layout" draw:type="line" svg:x1="14.999cm" svg:y1="30.498cm" svg:x2="19.999cm" svg:y2="41cm" draw:start-shape="id1" draw:start-glue-point="8" draw:end-shape="id3" draw:end-glue-point="4" svg:d="m14999 30498 5000 10502">
          <text:p/>
        </draw:connector>
        <draw:connector draw:style-name="gr2" draw:text-style-name="P1" draw:layer="layout" draw:type="line" svg:x1="16.414cm" svg:y1="27.084cm" svg:x2="25cm" svg:y2="25.999cm" draw:start-shape="id1" draw:start-glue-point="11" draw:end-shape="id4" draw:end-glue-point="6" svg:d="m16414 27084 8586-1085">
          <text:p/>
        </draw:connector>
        <draw:connector draw:style-name="gr2" draw:text-style-name="P1" draw:layer="layout" draw:type="line" svg:x1="16.998cm" svg:y1="28.499cm" svg:x2="20.5cm" svg:y2="30.999cm" draw:start-shape="id1" draw:start-glue-point="10" draw:end-shape="id5" draw:end-glue-point="6" svg:d="m16998 28499 3502 2500">
          <text:p/>
        </draw:connector>
        <draw:connector draw:style-name="gr2" draw:text-style-name="P1" draw:layer="layout" draw:type="line" svg:x1="14.999cm" svg:y1="26.5cm" svg:x2="20.5cm" svg:y2="21.499cm" draw:start-shape="id1" draw:start-glue-point="4" draw:end-shape="id6" draw:end-glue-point="6" svg:d="m14999 26500 5501-5001">
          <text:p/>
        </draw:connector>
        <draw:connector draw:style-name="gr2" draw:text-style-name="P1" draw:layer="layout" draw:type="line" svg:x1="23.914cm" svg:y1="22.914cm" svg:x2="25.584cm" svg:y2="24.584cm" draw:start-shape="id6" draw:start-glue-point="9" draw:end-shape="id4" draw:end-glue-point="5" svg:d="m23914 22914 1670 1670">
          <text:p/>
        </draw:connector>
        <draw:connector draw:style-name="gr2" draw:text-style-name="P1" draw:layer="layout" draw:type="line" svg:x1="23.914cm" svg:y1="29.584cm" svg:x2="25.584cm" svg:y2="27.414cm" draw:start-shape="id5" draw:start-glue-point="11" draw:end-shape="id4" draw:end-glue-point="7" svg:d="m23914 29584 1670-2170">
          <text:p/>
        </draw:connector>
        <draw:connector draw:style-name="gr2" draw:text-style-name="P1" draw:layer="layout" draw:type="line" svg:x1="28.414cm" svg:y1="24.584cm" svg:x2="33cm" svg:y2="21.999cm" draw:start-shape="id4" draw:start-glue-point="11" draw:end-shape="id7" draw:end-glue-point="6" svg:d="m28414 24584 4586-2585">
          <text:p/>
        </draw:connector>
        <draw:custom-shape draw:style-name="gr1" draw:text-style-name="P1" draw:id="id9" draw:layer="layout" svg:width="4cm" svg:height="4cm" svg:x="29.5cm" svg:y="30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8.998cm" svg:y1="25.999cm" svg:x2="32.084cm" svg:y2="26.084cm" draw:start-shape="id4" draw:start-glue-point="10" draw:end-shape="id8" draw:end-glue-point="5" svg:d="m28998 25999 3086 85">
          <text:p/>
        </draw:connector>
        <draw:connector draw:style-name="gr2" draw:text-style-name="P1" draw:layer="layout" draw:type="line" svg:x1="28.414cm" svg:y1="27.414cm" svg:x2="30.084cm" svg:y2="30.584cm" draw:start-shape="id4" draw:start-glue-point="9" draw:end-shape="id9" draw:end-glue-point="5" svg:d="m28414 27414 1670 3170">
          <text:p/>
        </draw:connector>
        <draw:connector draw:style-name="gr2" draw:text-style-name="P1" draw:layer="layout" draw:type="line" svg:x1="26.999cm" svg:y1="27.998cm" svg:x2="28cm" svg:y2="36cm" draw:start-shape="id4" draw:start-glue-point="8" draw:end-shape="id10" svg:d="m26999 27998 1001 8002">
          <text:p/>
        </draw:connector>
        <draw:connector draw:style-name="gr2" draw:text-style-name="P1" draw:layer="layout" draw:type="line" svg:x1="13.584cm" svg:y1="29.914cm" svg:x2="14.084cm" svg:y2="47.584cm" draw:start-shape="id1" draw:start-glue-point="7" draw:end-shape="id11" draw:end-glue-point="5" svg:d="m13584 29914 500 17670">
          <text:p/>
        </draw:connector>
        <draw:connector draw:style-name="gr2" draw:text-style-name="P1" draw:layer="layout" draw:type="line" svg:x1="28.999cm" svg:y1="57.5cm" svg:x2="29.499cm" svg:y2="55.498cm" draw:start-shape="id12" draw:start-glue-point="4" draw:end-shape="id13" draw:end-glue-point="8" svg:d="m28999 57500 500-2002">
          <text:p/>
        </draw:connector>
        <draw:connector draw:style-name="gr2" draw:text-style-name="P1" draw:layer="layout" draw:type="line" svg:x1="32.914cm" svg:y1="33.414cm" svg:x2="33.084cm" svg:y2="35.084cm" draw:start-shape="id9" draw:start-glue-point="9" draw:end-shape="id14" draw:end-glue-point="5" svg:d="m32914 33414 170 1670">
          <text:p/>
        </draw:connector>
        <draw:connector draw:style-name="gr2" draw:text-style-name="P1" draw:layer="layout" draw:type="line" svg:x1="26.499cm" svg:y1="46.498cm" svg:x2="29.499cm" svg:y2="51.5cm" draw:start-shape="id15" draw:start-glue-point="8" draw:end-shape="id13" draw:end-glue-point="4" svg:d="m26499 46498 3000 5002">
          <text:p/>
        </draw:connector>
        <draw:connector draw:style-name="gr2" draw:text-style-name="P1" draw:layer="layout" draw:type="line" svg:x1="18.584cm" svg:y1="44.414cm" svg:x2="16.914cm" svg:y2="47.584cm" draw:start-shape="id3" draw:start-glue-point="7" draw:end-shape="id11" draw:end-glue-point="11" svg:d="m18584 44414-1670 3170">
          <text:p/>
        </draw:connector>
        <draw:connector draw:style-name="gr2" draw:text-style-name="P1" draw:layer="layout" draw:type="line" svg:x1="17.498cm" svg:y1="48.999cm" svg:x2="27.5cm" svg:y2="53.499cm" draw:start-shape="id11" draw:start-glue-point="10" draw:end-shape="id13" draw:end-glue-point="6" svg:d="m17498 48999 10002 4500">
          <text:p/>
        </draw:connector>
        <draw:connector draw:style-name="gr2" draw:text-style-name="P1" draw:layer="layout" draw:type="line" svg:x1="24.5cm" svg:y1="44.499cm" svg:x2="21.998cm" svg:y2="42.999cm" draw:start-shape="id15" draw:start-glue-point="6" draw:end-shape="id3" draw:end-glue-point="10" svg:d="m24500 44499-2502-1500">
          <text:p/>
        </draw:connector>
        <draw:connector draw:style-name="gr2" draw:text-style-name="P1" draw:layer="layout" draw:type="line" svg:x1="25.084cm" svg:y1="43.084cm" svg:x2="22.914cm" svg:y2="37.914cm" draw:start-shape="id15" draw:start-glue-point="5" draw:end-shape="id2" draw:end-glue-point="9" svg:d="m25084 43084-2170-5170">
          <text:p/>
        </draw:connector>
        <draw:connector draw:style-name="gr2" draw:text-style-name="P1" draw:layer="layout" draw:type="line" svg:x1="46.084cm" svg:y1="30.414cm" svg:x2="42.914cm" svg:y2="36.084cm" draw:start-shape="id16" draw:start-glue-point="7" draw:end-shape="id17" draw:end-glue-point="11" svg:d="m46084 30414-3170 5670">
          <text:p/>
        </draw:connector>
        <draw:connector draw:style-name="gr2" draw:text-style-name="P1" draw:layer="layout" draw:type="line" svg:x1="49.5cm" svg:y1="36.999cm" svg:x2="43.498cm" svg:y2="37.499cm" draw:start-shape="id18" draw:start-glue-point="6" draw:end-shape="id17" draw:end-glue-point="10" svg:d="m49500 36999-6002 500">
          <text:p/>
        </draw:connector>
        <draw:connector draw:style-name="gr2" draw:text-style-name="P1" draw:layer="layout" draw:type="line" svg:x1="51.499cm" svg:y1="35cm" svg:x2="48.914cm" svg:y2="30.414cm" draw:start-shape="id18" draw:start-glue-point="4" draw:end-shape="id16" draw:end-glue-point="9" svg:d="m51499 35000-2585-4586">
          <text:p/>
        </draw:connector>
        <draw:custom-shape draw:style-name="gr1" draw:text-style-name="P1" draw:id="id19" draw:layer="layout" svg:width="4cm" svg:height="4cm" svg:x="35.5cm" svg:y="42.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6.084cm" svg:y1="45.914cm" svg:x2="34.498cm" svg:y2="45.999cm" draw:start-shape="id19" draw:start-glue-point="7" draw:end-shape="id20" draw:end-glue-point="10" svg:d="m36084 45914-1586 85">
          <text:p/>
        </draw:connector>
        <draw:connector draw:style-name="gr2" draw:text-style-name="P1" draw:layer="layout" draw:type="line" svg:x1="30.914cm" svg:y1="52.084cm" svg:x2="37.499cm" svg:y2="46.498cm" draw:start-shape="id13" draw:start-glue-point="11" draw:end-shape="id19" draw:end-glue-point="8" svg:d="m30914 52084 6585-5586">
          <text:p/>
        </draw:connector>
        <draw:connector draw:style-name="gr2" draw:text-style-name="P1" draw:layer="layout" draw:type="line" svg:x1="44.584cm" svg:y1="48.584cm" svg:x2="38.914cm" svg:y2="45.914cm" draw:start-shape="id21" draw:start-glue-point="5" draw:end-shape="id19" draw:end-glue-point="9" svg:d="m44584 48584-5670-2670">
          <text:p/>
        </draw:connector>
        <draw:connector draw:style-name="gr2" draw:text-style-name="P1" draw:layer="layout" draw:type="line" svg:x1="45cm" svg:y1="44.499cm" svg:x2="39.498cm" svg:y2="44.499cm" draw:start-shape="id22" draw:start-glue-point="6" draw:end-shape="id19" draw:end-glue-point="10" svg:d="m45000 44499h-5502">
          <text:p/>
        </draw:connector>
        <draw:connector draw:style-name="gr2" draw:text-style-name="P1" draw:layer="layout" draw:type="line" svg:x1="40.084cm" svg:y1="38.914cm" svg:x2="38.914cm" svg:y2="43.084cm" draw:start-shape="id17" draw:start-glue-point="7" draw:end-shape="id19" draw:end-glue-point="11" svg:d="m40084 38914-1170 4170">
          <text:p/>
        </draw:connector>
        <draw:connector draw:style-name="gr2" draw:text-style-name="P1" draw:layer="layout" draw:type="line" svg:x1="34.499cm" svg:y1="38.498cm" svg:x2="36.084cm" svg:y2="43.084cm" draw:start-shape="id14" draw:start-glue-point="8" draw:end-shape="id19" draw:end-glue-point="5" svg:d="m34499 38498 1585 4586">
          <text:p/>
        </draw:connector>
        <draw:connector draw:style-name="gr2" draw:text-style-name="P1" draw:layer="layout" draw:type="line" svg:x1="29.414cm" svg:y1="39.414cm" svg:x2="35.5cm" svg:y2="44.499cm" draw:start-shape="id10" draw:start-glue-point="9" draw:end-shape="id19" draw:end-glue-point="6" svg:d="m29414 39414 6086 5085">
          <text:p/>
        </draw:connector>
        <draw:connector draw:style-name="gr2" draw:text-style-name="P1" draw:layer="layout" draw:type="line" svg:x1="28.498cm" svg:y1="44.499cm" svg:x2="30.5cm" svg:y2="46cm" draw:start-shape="id15" draw:start-glue-point="10" draw:end-shape="id20" svg:d="m28498 44499 2002 1501">
          <text:p/>
        </draw:connector>
      </draw:page>
      <draw:page draw:name="page2" draw:style-name="dp1" draw:master-page-name="Обычный">
        <draw:custom-shape draw:style-name="gr1" draw:text-style-name="P1" draw:layer="layout" svg:width="4cm" svg:height="4cm" svg:x="10.5cm" svg:y="49cm">
          <text:p text:style-name="P1">Render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7" draw:layer="layout" svg:width="4cm" svg:height="4cm" svg:x="8.989cm" svg:y="29cm">
          <text:p text:style-name="P1">Window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8" draw:layer="layout" svg:width="4cm" svg:height="4cm" svg:x="7.489cm" svg:y="34cm">
          <text:p text:style-name="P1">GL Contex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9" draw:layer="layout" svg:width="4cm" svg:height="4cm" svg:x="7.989cm" svg:y="24cm">
          <text:p text:style-name="P1">Inpu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29cm" svg:y="32.5cm">
          <text:p text:style-name="P1">Event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41cm" svg:y="16cm">
          <text:p text:style-name="P1">Logi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35cm" svg:y="53cm">
          <text:p text:style-name="P1">Phisic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6" draw:layer="layout" svg:width="4cm" svg:height="4cm" svg:x="2.5cm" svg:y="29.052cm">
          <text:p text:style-name="P1">OSA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4" draw:layer="layout" svg:width="4cm" svg:height="4cm" svg:x="30cm" svg:y="13.5cm">
          <text:p text:style-name="P1">I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50.5cm" svg:y="41cm">
          <text:p text:style-name="P1">Sou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21.5cm" svg:y="51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3" draw:layer="layout" svg:width="4cm" svg:height="4cm" svg:x="26cm" svg:y="6cm">
          <text:p text:style-name="P1">FileSyste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50cm" svg:y="31cm">
          <text:p text:style-name="P1">Script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5" draw:layer="layout" svg:width="4cm" svg:height="4cm" svg:x="34cm" svg:y="6cm">
          <text:p text:style-name="P1">Networking 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6cm" svg:y="54cm">
          <text:p text:style-name="P1">Sta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17.5cm" svg:y="3.5cm">
          <text:p text:style-name="P1">Lo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47cm" svg:y="23cm">
          <text:p text:style-name="P1">A.I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45.5cm" svg:y="49.5cm">
          <text:p text:style-name="P1">Anim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13cm" svg:y="3.5cm">
          <text:p text:style-name="P1">Setting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4cm" svg:y="3.5cm">
          <text:p text:style-name="P1">Engi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22cm" svg:y="56.5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4cm" svg:height="4cm" svg:x="7cm" svg:y="41.5cm">
          <text:p text:style-name="P1">Sce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9.414cm" svg:y1="9.414cm" svg:x2="31.999cm" svg:y2="13.5cm" draw:start-shape="id23" draw:start-glue-point="9" draw:end-shape="id24" draw:end-glue-point="4" svg:d="m29414 9414 2585 4086">
          <text:p/>
        </draw:connector>
        <draw:connector draw:style-name="gr2" draw:text-style-name="P1" draw:layer="layout" draw:type="line" svg:x1="34.584cm" svg:y1="9.414cm" svg:x2="31.999cm" svg:y2="13.5cm" draw:start-shape="id25" draw:start-glue-point="7" draw:end-shape="id24" draw:end-glue-point="4" svg:d="m34584 9414-2585 4086">
          <text:p/>
        </draw:connector>
        <draw:connector draw:style-name="gr2" draw:text-style-name="P1" draw:layer="layout" draw:type="line" svg:x1="6.498cm" svg:y1="31.051cm" svg:x2="8.989cm" svg:y2="30.999cm" draw:start-shape="id26" draw:start-glue-point="10" draw:end-shape="id27" draw:end-glue-point="6" svg:d="m6498 31051 2491-52">
          <text:p/>
        </draw:connector>
        <draw:connector draw:style-name="gr2" draw:text-style-name="P1" draw:layer="layout" draw:type="line" svg:x1="5.914cm" svg:y1="32.466cm" svg:x2="8.073cm" svg:y2="34.584cm" draw:start-shape="id26" draw:start-glue-point="9" draw:end-shape="id28" draw:end-glue-point="5" svg:d="m5914 32466 2159 2118">
          <text:p/>
        </draw:connector>
        <draw:connector draw:style-name="gr2" draw:text-style-name="P1" draw:layer="layout" draw:type="line" svg:x1="5.914cm" svg:y1="29.636cm" svg:x2="8.573cm" svg:y2="27.414cm" draw:start-shape="id26" draw:start-glue-point="11" draw:end-shape="id29" draw:end-glue-point="7" svg:d="m5914 29636 2659-2222">
          <text:p/>
        </draw:connector>
      </draw:page>
      <draw:page draw:name="page3" draw:style-name="dp1" draw:master-page-name="Обычный">
        <draw:custom-shape draw:style-name="gr1" draw:text-style-name="P1" draw:id="id34" draw:layer="layout" svg:width="5.5cm" svg:height="2cm" svg:x="46.5cm" svg:y="62.5cm">
          <text:p text:style-name="P1">Draw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30" draw:layer="layout" svg:width="5.5cm" svg:height="2cm" svg:x="46.5cm" svg:y="50.5cm">
          <text:p text:style-name="P1">Bind 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1" draw:layer="layout" svg:width="5.5cm" svg:height="2cm" svg:x="46.5cm" svg:y="53.5cm">
          <text:p text:style-name="P1">Set shader attrib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2" draw:layer="layout" svg:width="5.5cm" svg:height="2cm" svg:x="46.5cm" svg:y="56.5cm">
          <text:p text:style-name="P1">Bind textur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3" draw:layer="layout" svg:width="5.5cm" svg:height="2cm" svg:x="46.5cm" svg:y="59.5cm">
          <text:p text:style-name="P1">Bind buff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52.5cm" svg:x2="49.25cm" svg:y2="53.5cm" draw:start-shape="id30" draw:start-glue-point="2" draw:end-shape="id31" draw:end-glue-point="0" svg:d="m49250 52500v1000">
          <text:p/>
        </draw:connector>
        <draw:connector draw:style-name="gr2" draw:text-style-name="P1" draw:layer="layout" draw:type="line" svg:x1="49.25cm" svg:y1="55.5cm" svg:x2="49.25cm" svg:y2="56.5cm" draw:start-shape="id31" draw:start-glue-point="2" draw:end-shape="id32" draw:end-glue-point="0" svg:d="m49250 55500v1000">
          <text:p/>
        </draw:connector>
        <draw:connector draw:style-name="gr2" draw:text-style-name="P1" draw:layer="layout" draw:type="line" svg:x1="49.25cm" svg:y1="58.5cm" svg:x2="49.25cm" svg:y2="59.5cm" draw:start-shape="id32" draw:start-glue-point="2" draw:end-shape="id33" draw:end-glue-point="0" svg:d="m49250 58500v1000">
          <text:p/>
        </draw:connector>
        <draw:connector draw:style-name="gr2" draw:text-style-name="P1" draw:layer="layout" draw:type="line" svg:x1="49.25cm" svg:y1="61.5cm" svg:x2="49.25cm" svg:y2="62.5cm" draw:start-shape="id33" draw:start-glue-point="2" draw:end-shape="id34" draw:end-glue-point="0" svg:d="m49250 61500v1000">
          <text:p/>
        </draw:connector>
        <draw:rect draw:style-name="gr4" draw:text-style-name="P1" draw:layer="layout" svg:width="7.5cm" svg:height="18cm" svg:x="33.5cm" svg:y="47.5cm">
          <text:p/>
        </draw:rect>
        <draw:frame draw:style-name="gr5" draw:layer="layout" svg:width="4cm" svg:height="1cm" svg:x="35.5cm" svg:y="48.5cm">
          <draw:text-box>
            <text:p>Per pass</text:p>
          </draw:text-box>
        </draw:frame>
        <draw:custom-shape draw:style-name="gr1" draw:text-style-name="P1" draw:id="id38" draw:layer="layout" svg:width="5.5cm" svg:height="2cm" svg:x="34.5cm" svg:y="53.5cm">
          <text:p text:style-name="P1">Draw instance</text:p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7.5cm" svg:height="18cm" svg:x="45.5cm" svg:y="47.5cm">
          <text:p/>
        </draw:rect>
        <draw:frame draw:style-name="gr5" draw:layer="layout" svg:width="4.5cm" svg:height="1cm" svg:x="47cm" svg:y="48.5cm">
          <draw:text-box>
            <text:p>Per instance</text:p>
          </draw:text-box>
        </draw:frame>
        <draw:rect draw:style-name="gr4" draw:text-style-name="P1" draw:id="id36" draw:layer="layout" svg:width="7.5cm" svg:height="18cm" svg:x="7cm" svg:y="47.5cm">
          <text:p/>
        </draw:rect>
        <draw:frame draw:style-name="gr5" draw:layer="layout" svg:width="4cm" svg:height="1cm" svg:x="8.5cm" svg:y="48.5cm">
          <draw:text-box>
            <text:p>Per frame</text:p>
          </draw:text-box>
        </draw:frame>
        <draw:custom-shape draw:style-name="gr1" draw:text-style-name="P1" draw:id="id35" draw:layer="layout" svg:width="10.5cm" svg:height="3cm" svg:x="5.5cm" svg:y="42.5cm">
          <text:p text:style-name="P1">draw(array&lt;Camera*&gt;&amp; cameras,</text:p>
          <text:p text:style-name="P1">array&lt;Model*&gt;&amp; models,</text:p>
          <text:p text:style-name="P1">array&lt;Material*&gt;&amp; materials,</text:p>
          <text:p text:style-name="P1">array&lt;Mesh*&gt; meshes)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cm" svg:x="8cm" svg:y="50.5cm">
          <text:p text:style-name="P1">Draw camer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2cm" svg:x="27.5cm" svg:y="37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45.5cm" svg:x2="10.75cm" svg:y2="47.5cm" draw:start-shape="id35" draw:start-glue-point="2" draw:end-shape="id36" draw:end-glue-point="0" svg:d="m10750 45500v2000">
          <text:p/>
        </draw:connector>
        <draw:rect draw:style-name="gr4" draw:text-style-name="P1" draw:layer="layout" svg:width="7.5cm" svg:height="18cm" svg:x="20cm" svg:y="47.5cm">
          <text:p/>
        </draw:rect>
        <draw:frame draw:style-name="gr5" draw:layer="layout" svg:width="4cm" svg:height="1cm" svg:x="22cm" svg:y="48.5cm">
          <draw:text-box>
            <text:p>Per camera</text:p>
          </draw:text-box>
        </draw:frame>
        <draw:custom-shape draw:style-name="gr1" draw:text-style-name="P1" draw:id="id43" draw:layer="layout" svg:width="5.5cm" svg:height="2cm" svg:x="21cm" svg:y="62.5cm">
          <text:p text:style-name="P1">Draw 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9" draw:layer="layout" svg:width="5.5cm" svg:height="2cm" svg:x="21cm" svg:y="50.5cm">
          <text:p text:style-name="P1">Get objects</text:p>
          <text:p text:style-name="P1">in frust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40" draw:layer="layout" svg:width="5.5cm" svg:height="2cm" svg:x="21cm" svg:y="53.5cm">
          <text:p text:style-name="P1">Z pre-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41" draw:layer="layout" svg:width="5.5cm" svg:height="2cm" svg:x="21cm" svg:y="56.5cm">
          <text:p text:style-name="P1">Occlusion query<text:line-break/>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42" draw:layer="layout" svg:width="5.5cm" svg:height="2cm" svg:x="21cm" svg:y="59.5cm">
          <text:p text:style-name="P1">Sort by materia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7" draw:layer="layout" svg:width="5.5cm" svg:height="2cm" svg:x="34.5cm" svg:y="50.5cm">
          <text:p text:style-name="P1">Sort by mesh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2.5cm" svg:x2="37.25cm" svg:y2="53.5cm" draw:start-shape="id37" draw:start-glue-point="2" draw:end-shape="id38" draw:end-glue-point="0" svg:d="m37250 52500v1000">
          <text:p/>
        </draw:connector>
        <draw:connector draw:style-name="gr2" draw:text-style-name="P1" draw:layer="layout" draw:type="line" svg:x1="23.75cm" svg:y1="52.5cm" svg:x2="23.75cm" svg:y2="53.5cm" draw:start-shape="id39" draw:start-glue-point="2" draw:end-shape="id40" draw:end-glue-point="0" svg:d="m23750 52500v1000">
          <text:p/>
        </draw:connector>
        <draw:connector draw:style-name="gr2" draw:text-style-name="P1" draw:layer="layout" draw:type="line" svg:x1="23.75cm" svg:y1="55.5cm" svg:x2="23.75cm" svg:y2="56.5cm" draw:start-shape="id40" draw:start-glue-point="2" draw:end-shape="id41" svg:d="m23750 55500v1000">
          <text:p/>
        </draw:connector>
        <draw:connector draw:style-name="gr2" draw:text-style-name="P1" draw:layer="layout" draw:type="line" svg:x1="23.75cm" svg:y1="58.5cm" svg:x2="23.75cm" svg:y2="59.5cm" draw:start-shape="id41" draw:start-glue-point="2" draw:end-shape="id42" svg:d="m23750 58500v1000">
          <text:p/>
        </draw:connector>
        <draw:connector draw:style-name="gr2" draw:text-style-name="P1" draw:layer="layout" draw:type="line" svg:x1="23.75cm" svg:y1="61.5cm" svg:x2="23.75cm" svg:y2="62.5cm" draw:start-shape="id42" draw:start-glue-point="2" draw:end-shape="id43" draw:end-glue-point="0" svg:d="m23750 61500v1000">
          <text:p/>
        </draw:connector>
        <draw:custom-shape draw:style-name="gr1" draw:text-style-name="P1" draw:id="id44" draw:layer="layout" svg:width="8.5cm" svg:height="3cm" svg:x="19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75cm" svg:y1="45.5cm" svg:x2="23.75cm" svg:y2="47.5cm" draw:start-shape="id44" draw:start-glue-point="2" svg:d="m23750 45500v2000">
          <text:p/>
        </draw:connector>
        <draw:custom-shape draw:style-name="gr1" draw:text-style-name="P1" draw:id="id45" draw:layer="layout" svg:width="8.5cm" svg:height="3cm" svg:x="4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45.5cm" svg:x2="49.25cm" svg:y2="47.5cm" draw:start-shape="id45" draw:start-glue-point="2" svg:d="m49250 45500v2000">
          <text:p/>
        </draw:connector>
        <draw:custom-shape draw:style-name="gr1" draw:text-style-name="P1" draw:id="id46" draw:layer="layout" svg:width="9.5cm" svg:height="3cm" svg:x="32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45.5cm" svg:x2="37.25cm" svg:y2="47.5cm" draw:start-shape="id46" draw:start-glue-point="2" svg:d="m37250 455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1-01-19T19:28:39</meta:creation-date>
    <dc:date>2011-01-21T15:08:16.15</dc:date>
    <meta:editing-duration>PT07H03M50S</meta:editing-duration>
    <meta:editing-cycles>24</meta:editing-cycles>
    <meta:generator>OpenOffice.org/3.1$Win32 OpenOffice.org_project/310m19$Build-9420</meta:generator>
    <meta:document-statistic meta:object-count="118"/>
  </office:meta>
</office:document-meta>
</file>